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ch.getFault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ch.Catch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ch.getActiv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ch.getFaul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ch.getFaultVariableEle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ch.getFaultVariableMessag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